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43e3" officeooo:paragraph-rsid="000143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bf{National Innovation System?}\\The Netherlands}</text:p>
      <text:p text:style-name="P1"/>
      <text:p text:style-name="P1">\author{\textsc{Ans Vaessen}</text:p>
      <text:p text:style-name="P1">\\{\textit{13009722}}}</text:p>
      <text:p text:style-name="P1"/>
      <text:p text:style-name="P1">\date{\today\\ \ \\</text:p>
      <text:p text:style-name="P1">word count: 2...}</text:p>
      <text:p text:style-name="P1"/>
      <text:p text:style-name="P1">%%%%%%%%%%%%%%%%% START %%%%%%%%%%%%%%%%%%</text:p>
      <text:p text:style-name="P1"/>
      <text:p text:style-name="P1">\begin{document}</text:p>
      <text:p text:style-name="P1">\maketitle</text:p>
      <text:p text:style-name="P1"/>
      <text:p text:style-name="P1">\begin{abstract}</text:p>
      <text:p text:style-name="P1">This case study examines the Dutch National Innovation System. Using.... t. </text:p>
      <text:p text:style-name="P1">\end{abstract}</text:p>
      <text:p text:style-name="P1"/>
      <text:p text:style-name="P1">\vspace{30pt} % Some vertical space between the abstract and first section</text:p>
      <text:p text:style-name="P1"/>
      <text:p text:style-name="P1">\section*{Introduction}</text:p>
      <text:p text:style-name="P1">The National Innovation System is used described and explain how innovation is influenced by more than just firms in a country. \cite{chaminade2018} describe it as a system with relationships between organisations, instutions and and social structures that will influence innovation speed and direction within a country. In this case the nation will be The Netherlands and different aspects of the Dutch Innovation System will be discussed here. </text:p>
      <text:p text:style-name="P1"/>
      <text:p text:style-name="P1">There are two definitations in use to describe the National Innovation System, The narrow and the broad. To get a better understanding the broad definition is used. Accoding to \citep[p. 9]{chaminade2018} this is" a wider set of policies including industrial policy and policies related to competence buidling such as education and labour market policy". </text:p>
      <text:p text:style-name="P1"/>
      <text:p text:style-name="P1"/>
      <text:p text:style-name="P1"/>
      <text:p text:style-name="P1">\section{The Dutch innovation system}</text:p>
      <text:p text:style-name="P1">\subsection{Dutch History}</text:p>
      <text:p text:style-name="P1"/>
      <text:p text:style-name="P1">The Netherlands is a small country but big on trade always have been. Numbers today give a good idea about the how the Dutch play an important part in trade and especially agriculture. According to \cite{holland2018} the Netherlands is the second largest agricultural exporter after the US. </text:p>
      <text:p text:style-name="P1"/>
      <text:p text:style-name="P1">But also in other exports the Dutch rank high. </text:p>
      <text:p text:style-name="P1"/>
      <text:p text:style-name="P1"/>
      <text:p text:style-name="P1">Not only in Export but within Europe The Netherlands is reffered to as one of the innovation leaders. Why are they seen as an innovation leader on what grounds.</text:p>
      <text:p text:style-name="P1"/>
      <text:p text:style-name="P1"/>
      <text:p text:style-name="P1">Trade today met plaatje</text:p>
      <text:p text:style-name="P1"/>
      <text:p text:style-name="P1"/>
      <text:p text:style-name="P1">\subsection{RenD and Patents}</text:p>
      <text:p text:style-name="P1"/>
      <text:p text:style-name="P1"><text:soft-page-break/>Using the narrow definition of innovation one might look at the national Research and Developement Expendure or the amount of patents a counrtry claims.</text:p>
      <text:p text:style-name="P1"/>
      <text:p text:style-name="P1">add numbers and websites.</text:p>
      <text:p text:style-name="P1"/>
      <text:p text:style-name="P1">Howerever looking at these the Netherlands does not stand out among other countries. Ranking more or less in the middle this is one of the reasons why the framework of National Innovation Systems helps to understand how countries can be innovative. </text:p>
      <text:p text:style-name="P1"/>
      <text:p text:style-name="P1"/>
      <text:p text:style-name="P1">\subsection{other factors}</text:p>
      <text:p text:style-name="P1"/>
      <text:p text:style-name="P1">In his book \cite{Christensen97} describes the national innovation System </text:p>
      <text:p text:style-name="P1">Voorbeelden voor Nederland wat doen we goed wat minder</text:p>
      <text:p text:style-name="P1"/>
      <text:p text:style-name="P1"/>
      <text:p text:style-name="P1"/>
      <text:p text:style-name="P1">On the European Score board The Dutch preform well in Education levels</text:p>
      <text:p text:style-name="P1"/>
      <text:p text:style-name="P1"/>
      <text:p text:style-name="P1"/>
      <text:p text:style-name="P1">Attractive Research systems </text:p>
      <text:p text:style-name="P1"/>
      <text:p text:style-name="P1"/>
      <text:p text:style-name="P1">Innovation friendly environment what is that.....</text:p>
      <text:p text:style-name="P1"/>
      <text:p text:style-name="P1"/>
      <text:p text:style-name="P1">\subsection{top Sector Approach}</text:p>
      <text:p text:style-name="P1"/>
      <text:p text:style-name="P1">One of the main steps the Dutch Goverment has taken to maintain it's position as a Innovation Leader is drafting a policy called the TOp Sector Approach. In this approach emphasis and phocus is on Sectors already preforming well.</text:p>
      <text:p text:style-name="P1">Often embeded in the history like flowers, argiculutre and Water but new sectors as well.</text:p>
      <text:p text:style-name="P1"/>
      <text:p text:style-name="P1"/>
      <text:p text:style-name="P1"/>
      <text:p text:style-name="P1"/>
      <text:p text:style-name="P1"/>
      <text:p text:style-name="P1"/>
      <text:p text:style-name="P1">\subsection{How does this look}</text:p>
      <text:p text:style-name="P1"/>
      <text:p text:style-name="P1">The japanese Ministry of Economics, Sports, science, ..... Made a model for the </text:p>
      <text:p text:style-name="P1"/>
      <text:p text:style-name="P1">Check website top sector approach</text:p>
      <text:p text:style-name="P1">Feeding in the factors from the Dutch system</text:p>
      <text:p text:style-name="P1"/>
      <text:p text:style-name="P1">Creativity important find refernce</text:p>
      <text:p text:style-name="P1"/>
      <text:p text:style-name="P1"/>
      <text:p text:style-name="P1">\section{recommadations}</text:p>
      <text:p text:style-name="P1"/>
      <text:p text:style-name="P1"><text:soft-page-break/>The Duch Innovation System looks strong eventhough the output does not really support that. Like other smaller Countries The Netherlands have shown that it is also important to know how to defiisuse new innovations. </text:p>
      <text:p text:style-name="P1"/>
      <text:p text:style-name="P1">To keep this possition there are a couple of weaknesses in the national Innovation System.</text:p>
      <text:p text:style-name="P1"/>
      <text:p text:style-name="P1">Education</text:p>
      <text:p text:style-name="P1">..</text:p>
      <text:p text:style-name="P1">..</text:p>
      <text:p text:style-name="P1">SCience and enigering</text:p>
      <text:p text:style-name="P1">,,,</text:p>
      <text:p text:style-name="P1">Labour market</text:p>
      <text:p text:style-name="P1">...</text:p>
      <text:p text:style-name="P1">Start ups</text:p>
      <text:p text:style-name="P1"/>
      <text:p text:style-name="P1">top sector</text:p>
      <text:p text:style-name="P1"/>
      <text:p text:style-name="P1">Looking back at the model what is important what is missing overlooked.....</text:p>
      <text:p text:style-name="P1"/>
      <text:p text:style-name="P1"/>
      <text:p text:style-name="P1"/>
      <text:p text:style-name="P1">\section{Conclusion}</text:p>
      <text:p text:style-name="P1"/>
      <text:p text:style-name="P1"/>
      <text:p text:style-name="P1">Stay strong on education and environmental friendly </text:p>
      <text:p text:style-name="P1">Great infrastucture </text:p>
      <text:p text:style-name="P1"/>
      <text:p text:style-name="P1">Top sectors good to have focus but don't overlook</text:p>
      <text:p text:style-name="P1"/>
      <text:p text:style-name="P1">Grand challenges</text:p>
      <text:p text:style-name="P1"/>
      <text:p text:style-name="P1">invest in RD is this so????</text:p>
      <text:p text:style-name="P1"/>
      <text:p text:style-name="P1">Science and ENgineering graduates.!!!</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5:24:41.740678755</meta:creation-date>
    <meta:print-date>2019-02-13T15:24:57.375490720</meta:print-date>
    <dc:date>2019-02-13T18:02:09.270439137</dc:date>
    <meta:editing-duration>PT2H27M17S</meta:editing-duration>
    <meta:editing-cycles>1</meta:editing-cycles>
    <meta:document-statistic meta:table-count="0" meta:image-count="0" meta:object-count="0" meta:page-count="3" meta:paragraph-count="59" meta:word-count="570" meta:character-count="3829" meta:non-whitespace-character-count="3306"/>
    <meta:generator>LibreOffice/5.2.7.2$Linux_X86_64 LibreOffice_project/20m0$Build-2</meta:generator>
  </office:meta>
</office:document-meta>
</file>